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26.74pt"/>
    </style:style>
    <style:style style:name="co4" style:family="table-column">
      <style:table-column-properties fo:break-before="auto" style:column-width="110.24pt"/>
    </style:style>
    <style:style style:name="co5" style:family="table-column">
      <style:table-column-properties fo:break-before="auto" style:column-width="157.49pt"/>
    </style:style>
    <style:style style:name="co6" style:family="table-column">
      <style:table-column-properties fo:break-before="auto" style:column-width="156.76pt"/>
    </style:style>
    <style:style style:name="co7" style:family="table-column">
      <style:table-column-properties fo:break-before="auto" style:column-width="202.51pt"/>
    </style:style>
    <style:style style:name="co8" style:family="table-column">
      <style:table-column-properties fo:break-before="auto" style:column-width="162.74pt"/>
    </style:style>
    <style:style style:name="co9" style:family="table-column">
      <style:table-column-properties fo:break-before="auto" style:column-width="117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990000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99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c458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1155cc" style:diagonal-bl-tr="none" style:diagonal-tl-br="none" style:text-align-source="fix" style:repeat-content="false" fo:wrap-option="wrap" fo:border-left="0.74pt solid #1155cc" style:direction="ltr" fo:border-right="0.74pt solid #1155cc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1155c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99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c458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1155cc" style:diagonal-bl-tr="none" style:diagonal-tl-br="none" style:text-align-source="value-type" style:repeat-content="false" fo:wrap-option="wrap" fo:border-left="0.74pt solid #1155cc" style:direction="ltr" fo:border-right="0.74pt solid #1155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1155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1155cc" style:diagonal-bl-tr="none" style:diagonal-tl-br="none" style:text-align-source="value-type" style:repeat-content="false" fo:wrap-option="wrap" fo:border-left="0.74pt solid #1155cc" style:direction="ltr" fo:border-right="0.74pt solid #1155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1155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99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c458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1155cc" style:diagonal-bl-tr="none" style:diagonal-tl-br="none" style:text-align-source="value-type" style:repeat-content="false" fo:wrap-option="wrap" fo:border-left="0.74pt solid #1155cc" style:direction="ltr" fo:border-right="0.74pt solid #1155cc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990000" style:diagonal-bl-tr="none" style:diagonal-tl-br="none" fo:border-left="none" fo:border-right="none" style:rotation-align="none" fo:border-top="none"/>
      <style:text-properties fo:color="#1c4587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Sheet2.$A$1:.$A$3])" table:allow-empty-cell="true" table:display-list="unsorted" table:base-cell-address="Sheet1.I5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yecto</text:p>
          </table:table-cell>
          <table:covered-table-cell/>
          <table:table-cell table:style-name="ce7" office:value-type="string" calcext:value-type="string">
            <text:p>Carros Deluxe</text:p>
          </table:table-cell>
          <table:table-cell table:style-name="ce7" table:number-columns-repeated="4"/>
          <table:table-cell table:style-name="ce14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RL</text:p>
          </table:table-cell>
          <table:covered-table-cell/>
          <table:table-cell table:style-name="ce11" office:value-type="string" calcext:value-type="string" table:number-columns-spanned="5" table:number-rows-spanned="1">
            <text:p><text:a xlink:href="https://via-codigo.github.io/trabajos/carros-deluxe" xlink:type="simple">https://via-codigo.github.io/trabajos/carros-deluxe</text:a></text:p>
          </table:table-cell>
          <table:covered-table-cell table:number-columns-repeated="4"/>
          <table:table-cell table:style-name="ce14"/>
          <table:table-cell table:number-columns-repeated="1016"/>
        </table:table-row>
        <table:table-row table:style-name="ro1">
          <table:table-cell table:style-name="ce2"/>
          <table:table-cell table:style-name="ce7"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8" office:value-type="string" calcext:value-type="string">
            <text:p>Titulo</text:p>
          </table:table-cell>
          <table:table-cell table:style-name="ce8" office:value-type="string" calcext:value-type="string">
            <text:p>Tamaño de Pantalla</text:p>
          </table:table-cell>
          <table:table-cell table:style-name="ce8" office:value-type="string" calcext:value-type="string">
            <text:p>Donde</text:p>
          </table:table-cell>
          <table:table-cell table:style-name="ce8" office:value-type="string" calcext:value-type="string">
            <text:p>Problema</text:p>
          </table:table-cell>
          <table:table-cell table:style-name="ce8" office:value-type="string" calcext:value-type="string">
            <text:p>Posible Solución</text:p>
          </table:table-cell>
          <table:table-cell table:style-name="ce8" office:value-type="string" calcext:value-type="string">
            <text:p>Captura de pantalla</text:p>
          </table:table-cell>
          <table:table-cell table:style-name="ce15" office:value-type="string" calcext:value-type="string">
            <text:p>Notas</text:p>
          </table:table-cell>
          <table:table-cell table:style-name="ce15" office:value-type="string" calcext:value-type="string">
            <text:p>Estado</text:p>
          </table:table-cell>
          <table:table-cell table:style-name="ce17" table:number-columns-repeated="18"/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Logo no cabe</text:p>
          </table:table-cell>
          <table:table-cell table:style-name="ce9" office:value-type="string" calcext:value-type="string">
            <text:p>320px, 414px</text:p>
          </table:table-cell>
          <table:table-cell table:style-name="ce9" office:value-type="string" calcext:value-type="string">
            <text:p>index.html, nosotros.html</text:p>
          </table:table-cell>
          <table:table-cell table:style-name="ce12" office:value-type="string" calcext:value-type="string">
            <text:p>El logo no se ve completo</text:p>
          </table:table-cell>
          <table:table-cell table:style-name="ce12" office:value-type="string" calcext:value-type="string">
            <text:p>max width al logo</text:p>
          </table:table-cell>
          <table:table-cell table:style-name="ce9" office:value-type="string" calcext:value-type="string">
            <text:p>320xTextonocabe.png</text:p>
          </table:table-cell>
          <table:table-cell table:style-name="ce9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5]+1" office:value-type="float" office:value="2" calcext:value-type="float">
            <text:p>2</text:p>
          </table:table-cell>
          <table:table-cell table:style-name="ce10" office:value-type="string" calcext:value-type="string">
            <text:p>Texto no cabe</text:p>
          </table:table-cell>
          <table:table-cell table:style-name="ce10" office:value-type="string" calcext:value-type="string">
            <text:p>320px</text:p>
          </table:table-cell>
          <table:table-cell table:style-name="ce10" office:value-type="string" calcext:value-type="string">
            <text:p>index.html, nosotros.html</text:p>
          </table:table-cell>
          <table:table-cell table:style-name="ce13" office:value-type="string" calcext:value-type="string">
            <text:p>Texto no cabe en el contenedor</text:p>
          </table:table-cell>
          <table:table-cell table:style-name="ce13" office:value-type="string" calcext:value-type="string">
            <text:p>Reducir el tamaño de tipografía para este tamaño</text:p>
          </table:table-cell>
          <table:table-cell table:style-name="ce10" office:value-type="string" calcext:value-type="string">
            <text:p>320xTextonocabe.png</text:p>
          </table:table-cell>
          <table:table-cell table:style-name="ce10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6]+1" office:value-type="float" office:value="3" calcext:value-type="float">
            <text:p>3</text:p>
          </table:table-cell>
          <table:table-cell table:style-name="ce10" office:value-type="string" calcext:value-type="string">
            <text:p>Boton se sale</text:p>
          </table:table-cell>
          <table:table-cell table:style-name="ce10" office:value-type="string" calcext:value-type="string">
            <text:p>320px, 414px</text:p>
          </table:table-cell>
          <table:table-cell table:style-name="ce10" office:value-type="string" calcext:value-type="string">
            <text:p>index.html</text:p>
          </table:table-cell>
          <table:table-cell table:style-name="ce13" office:value-type="string" calcext:value-type="string">
            <text:p>Botón se sale del contenedor</text:p>
          </table:table-cell>
          <table:table-cell table:style-name="ce13" office:value-type="string" calcext:value-type="string">
            <text:p>Reducir el tamaño de tipografía en este tamaño</text:p>
          </table:table-cell>
          <table:table-cell table:style-name="ce10" office:value-type="string" calcext:value-type="string">
            <text:p>320xBotonsesale.png</text:p>
          </table:table-cell>
          <table:table-cell table:style-name="ce10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7]+1" office:value-type="float" office:value="4" calcext:value-type="float">
            <text:p>4</text:p>
          </table:table-cell>
          <table:table-cell table:style-name="ce10" office:value-type="string" calcext:value-type="string">
            <text:p>Campos del formulario muy pegados</text:p>
          </table:table-cell>
          <table:table-cell table:style-name="ce10" office:value-type="string" calcext:value-type="string">
            <text:p>TODOS</text:p>
          </table:table-cell>
          <table:table-cell table:style-name="ce10" office:value-type="string" calcext:value-type="string">
            <text:p>index.html, nosotros.html</text:p>
          </table:table-cell>
          <table:table-cell table:style-name="ce13" office:value-type="string" calcext:value-type="string">
            <text:p>Los campos del formulario estan muy pegados</text:p>
          </table:table-cell>
          <table:table-cell table:style-name="ce13" office:value-type="string" calcext:value-type="string">
            <text:p>Deben tener un margin entre ellos</text:p>
          </table:table-cell>
          <table:table-cell table:style-name="ce10" office:value-type="string" calcext:value-type="string">
            <text:p>320xFormularioserompe.png , 414xFormulariocampospegados.png</text:p>
          </table:table-cell>
          <table:table-cell table:style-name="ce10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8]+1" office:value-type="float" office:value="5" calcext:value-type="float">
            <text:p>5</text:p>
          </table:table-cell>
          <table:table-cell table:style-name="ce10" office:value-type="string" calcext:value-type="string">
            <text:p>Boton del formulario deforme</text:p>
          </table:table-cell>
          <table:table-cell table:style-name="ce10" office:value-type="string" calcext:value-type="string">
            <text:p>320px</text:p>
          </table:table-cell>
          <table:table-cell table:style-name="ce10" office:value-type="string" calcext:value-type="string">
            <text:p>index.html</text:p>
          </table:table-cell>
          <table:table-cell table:style-name="ce13" office:value-type="string" calcext:value-type="string">
            <text:p>El botón se deforma</text:p>
          </table:table-cell>
          <table:table-cell table:style-name="ce13" office:value-type="string" calcext:value-type="string">
            <text:p>hay que revisar, no lo se</text:p>
          </table:table-cell>
          <table:table-cell table:style-name="ce10" office:value-type="string" calcext:value-type="string">
            <text:p>320xFormularioserompe.png</text:p>
          </table:table-cell>
          <table:table-cell table:style-name="ce10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9]+1" office:value-type="float" office:value="6" calcext:value-type="float">
            <text:p>6</text:p>
          </table:table-cell>
          <table:table-cell table:style-name="ce10" office:value-type="string" calcext:value-type="string">
            <text:p>Botón del formulario fuera de sitio</text:p>
          </table:table-cell>
          <table:table-cell table:style-name="ce10" office:value-type="string" calcext:value-type="string">
            <text:p>414px</text:p>
          </table:table-cell>
          <table:table-cell table:style-name="ce10" office:value-type="string" calcext:value-type="string">
            <text:p>nosotros.html</text:p>
          </table:table-cell>
          <table:table-cell table:style-name="ce13" office:value-type="string" calcext:value-type="string">
            <text:p>El botón está muy a la derecha</text:p>
          </table:table-cell>
          <table:table-cell table:style-name="ce10" office:value-type="string" calcext:value-type="string">
            <text:p>cambiar margin en este tamaño? ponerlo siempre a la izq?</text:p>
          </table:table-cell>
          <table:table-cell table:style-name="ce10" office:value-type="string" calcext:value-type="string">
            <text:p>414xBotonfueradesitio.png</text:p>
          </table:table-cell>
          <table:table-cell table:style-name="ce10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0]+1" office:value-type="float" office:value="7" calcext:value-type="float">
            <text:p>7</text:p>
          </table:table-cell>
          <table:table-cell table:style-name="ce10" office:value-type="string" calcext:value-type="string">
            <text:p>Texto muy pegado</text:p>
          </table:table-cell>
          <table:table-cell table:style-name="ce10" office:value-type="string" calcext:value-type="string">
            <text:p>1024px</text:p>
          </table:table-cell>
          <table:table-cell table:style-name="ce10" office:value-type="string" calcext:value-type="string">
            <text:p>index,.html, nosotros.html</text:p>
          </table:table-cell>
          <table:table-cell table:style-name="ce10" office:value-type="string" calcext:value-type="string">
            <text:p>Los párrafos de texto están muy pegados al borde</text:p>
          </table:table-cell>
          <table:table-cell table:style-name="ce10" office:value-type="string" calcext:value-type="string">
            <text:p>un padding en este tamaño?</text:p>
          </table:table-cell>
          <table:table-cell table:style-name="ce10" office:value-type="string" calcext:value-type="string">
            <text:p>1024xTextomuypegado.png</text:p>
          </table:table-cell>
          <table:table-cell table:style-name="ce10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1]+1" office:value-type="float" office:value="8" calcext:value-type="float">
            <text:p>8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2]+1" office:value-type="float" office:value="9" calcext:value-type="float">
            <text:p>9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3]+1" office:value-type="float" office:value="10" calcext:value-type="float">
            <text:p>10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4]+1" office:value-type="float" office:value="11" calcext:value-type="float">
            <text:p>11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5]+1" office:value-type="float" office:value="12" calcext:value-type="float">
            <text:p>12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6]+1" office:value-type="float" office:value="13" calcext:value-type="float">
            <text:p>13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7]+1" office:value-type="float" office:value="14" calcext:value-type="float">
            <text:p>14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8]+1" office:value-type="float" office:value="15" calcext:value-type="float">
            <text:p>15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19]+1" office:value-type="float" office:value="16" calcext:value-type="float">
            <text:p>16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0]+1" office:value-type="float" office:value="17" calcext:value-type="float">
            <text:p>17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1]+1" office:value-type="float" office:value="18" calcext:value-type="float">
            <text:p>18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2]+1" office:value-type="float" office:value="19" calcext:value-type="float">
            <text:p>19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3]+1" office:value-type="float" office:value="20" calcext:value-type="float">
            <text:p>20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4]+1" office:value-type="float" office:value="21" calcext:value-type="float">
            <text:p>21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5]+1" office:value-type="float" office:value="22" calcext:value-type="float">
            <text:p>22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6]+1" office:value-type="float" office:value="23" calcext:value-type="float">
            <text:p>23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7]+1" office:value-type="float" office:value="24" calcext:value-type="float">
            <text:p>24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8]+1" office:value-type="float" office:value="25" calcext:value-type="float">
            <text:p>25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29]+1" office:value-type="float" office:value="26" calcext:value-type="float">
            <text:p>26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30]+1" office:value-type="float" office:value="27" calcext:value-type="float">
            <text:p>27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31]+1" office:value-type="float" office:value="28" calcext:value-type="float">
            <text:p>28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32]+1" office:value-type="float" office:value="29" calcext:value-type="float">
            <text:p>29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33]+1" office:value-type="float" office:value="30" calcext:value-type="float">
            <text:p>30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1">
          <table:table-cell table:style-name="ce5" table:formula="of:=[.A34]+1" office:value-type="float" office:value="31" calcext:value-type="float">
            <text:p>31</text:p>
          </table:table-cell>
          <table:table-cell table:style-name="ce10" table:number-columns-repeated="7"/>
          <table:table-cell table:style-name="ce16" table:content-validation-name="val1" office:value-type="string" calcext:value-type="string">
            <text:p>Por Resolver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4">
          <table:table-cell table:style-name="ce6"/>
          <table:table-cell table:number-columns-repeated="1023"/>
        </table:table-row>
        <table:table-row table:style-name="ro1">
          <table:table-cell table:style-name="ce2" table:formula="of:=[.A11]+1" office:value-type="string" office:string-value="8" calcext:value-type="string">
            <text:p>8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55]+1" office:value-type="float" office:value="9" calcext:value-type="float">
            <text:p>9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56]+1" office:value-type="float" office:value="10" calcext:value-type="float">
            <text:p>10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57]+1" office:value-type="float" office:value="11" calcext:value-type="float">
            <text:p>11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58]+1" office:value-type="float" office:value="12" calcext:value-type="float">
            <text:p>12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59]+1" office:value-type="float" office:value="13" calcext:value-type="float">
            <text:p>13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0]+1" office:value-type="float" office:value="14" calcext:value-type="float">
            <text:p>14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1]+1" office:value-type="float" office:value="15" calcext:value-type="float">
            <text:p>15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2]+1" office:value-type="float" office:value="16" calcext:value-type="float">
            <text:p>16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3]+1" office:value-type="float" office:value="17" calcext:value-type="float">
            <text:p>17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4]+1" office:value-type="float" office:value="18" calcext:value-type="float">
            <text:p>18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5]+1" office:value-type="float" office:value="19" calcext:value-type="float">
            <text:p>19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6]+1" office:value-type="float" office:value="20" calcext:value-type="float">
            <text:p>20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7]+1" office:value-type="float" office:value="21" calcext:value-type="float">
            <text:p>21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8]+1" office:value-type="float" office:value="22" calcext:value-type="float">
            <text:p>22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69]+1" office:value-type="float" office:value="23" calcext:value-type="float">
            <text:p>23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0]+1" office:value-type="float" office:value="24" calcext:value-type="float">
            <text:p>24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1]+1" office:value-type="float" office:value="25" calcext:value-type="float">
            <text:p>25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2]+1" office:value-type="float" office:value="26" calcext:value-type="float">
            <text:p>26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3]+1" office:value-type="float" office:value="27" calcext:value-type="float">
            <text:p>27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4]+1" office:value-type="float" office:value="28" calcext:value-type="float">
            <text:p>28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5]+1" office:value-type="float" office:value="29" calcext:value-type="float">
            <text:p>29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6]+1" office:value-type="float" office:value="30" calcext:value-type="float">
            <text:p>30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7]+1" office:value-type="float" office:value="31" calcext:value-type="float">
            <text:p>31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8]+1" office:value-type="float" office:value="32" calcext:value-type="float">
            <text:p>32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79]+1" office:value-type="float" office:value="33" calcext:value-type="float">
            <text:p>33</text:p>
          </table:table-cell>
          <table:table-cell table:style-name="ce7" table:number-columns-repeated="6"/>
          <table:table-cell table:number-columns-repeated="1017"/>
        </table:table-row>
        <table:table-row table:style-name="ro1">
          <table:table-cell table:style-name="ce2" table:formula="of:=[.A180]+1" office:value-type="float" office:value="34" calcext:value-type="float">
            <text:p>34</text:p>
          </table:table-cell>
          <table:table-cell table:style-name="ce7" table:number-columns-repeated="6"/>
          <table:table-cell table:number-columns-repeated="1017"/>
        </table:table-row>
        <table:table-row table:style-name="ro1" table:number-rows-repeated="822">
          <table:table-cell table:style-name="ce6"/>
          <table:table-cell table:number-columns-repeated="1023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I5:Sheet1.I35">
            <calcext:condition calcext:apply-style-name="ConditionalStyle_1" calcext:value="contains-text(&quot;Por Resolver&quot;)" calcext:base-cell-address="Sheet1.I5"/>
          </calcext:conditional-format>
          <calcext:conditional-format calcext:target-range-address="Sheet1.I5:Sheet1.I35">
            <calcext:condition calcext:apply-style-name="ConditionalStyle_2" calcext:value="contains-text(&quot;Resuelto&quot;)" calcext:base-cell-address="Sheet1.I5"/>
          </calcext:conditional-format>
          <calcext:conditional-format calcext:target-range-address="Sheet1.I5:Sheet1.I35">
            <calcext:condition calcext:apply-style-name="ConditionalStyle_3" calcext:value="contains-text(&quot;Bloqueado&quot;)" calcext:base-cell-address="Sheet1.I5"/>
          </calcext:conditional-format>
        </calcext:conditional-formats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style-name="ce18" office:value-type="string" calcext:value-type="string">
            <text:p>Por Resolver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Resuelto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Bloqueado</text:p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ce8b2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7" meta:object-count="0"/>
    <meta:generator>LibreOfficeDev/5.1.0.3$Linux_X86_64 LibreOffice_project/</meta:generator>
  </office:meta>
</office:document-meta>
</file>